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e323a" officeooo:paragraph-rsid="000e323a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normal" officeooo:rsid="000e323a" officeooo:paragraph-rsid="000e323a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e hoofdvraag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5:59:35.619470677</meta:creation-date>
    <dc:date>2024-09-02T16:00:03.792269828</dc:date>
    <meta:editing-duration>PT28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4"/>
    <meta:generator>LibreOffice/24.2.5.2$Linux_X86_64 LibreOffice_project/420$Build-2</meta:generator>
  </office:meta>
</office:document-meta>
</file>